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5.741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6.165cm"/>
    </style:style>
    <style:style style:name="co6" style:family="table-column">
      <style:table-column-properties fo:break-before="auto" style:column-width="5.318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4.604cm"/>
    </style:style>
    <style:style style:name="co9" style:family="table-column">
      <style:table-column-properties fo:break-before="auto" style:column-width="2.064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2.895cm" fo:break-before="auto" style:use-optimal-row-height="true"/>
    </style:style>
    <style:style style:name="ro4" style:family="table-row">
      <style:table-row-properties style:row-height="10.003cm" fo:break-before="auto" style:use-optimal-row-height="true"/>
    </style:style>
    <style:style style:name="ro5" style:family="table-row">
      <style:table-row-properties style:row-height="5.738cm" fo:break-before="auto" style:use-optimal-row-height="true"/>
    </style:style>
    <style:style style:name="ro6" style:family="table-row">
      <style:table-row-properties style:row-height="3.844cm" fo:break-before="auto" style:use-optimal-row-height="true"/>
    </style:style>
    <style:style style:name="ro7" style:family="table-row">
      <style:table-row-properties style:row-height="7.634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2cm solid #000000" fo:background-color="#4f81bd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fo:background-color="#ddebf7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fo:border="0.002cm solid #000000" style:vertical-align="middle"/>
    </style:style>
    <style:style style:name="ce4" style:family="table-cell" style:parent-style-name="Default" style:data-style-name="N0">
      <style:table-cell-properties fo:wrap-option="wrap" style:vertical-align="middle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92d050" style:text-align-source="fix" style:repeat-content="false" fo:wrap-option="wrap" fo:border="0.002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5"/>
        <table:table-column table:style-name="co9" table:default-cell-style-name="ce5"/>
        <table:table-column table:style-name="co10" table:number-columns-repeated="1015" table:default-cell-style-name="ce4"/>
        <table:table-row table:style-name="ro1">
          <table:table-cell table:style-name="ce1" office:value-type="string" table:number-columns-spanned="9" table:number-rows-spanned="1">
            <text:p>Przypadki testow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Tytuł</text:p>
          </table:table-cell>
          <table:table-cell table:style-name="ce2" office:value-type="string">
            <text:p>Opis</text:p>
          </table:table-cell>
          <table:table-cell table:style-name="ce2" office:value-type="string">
            <text:p>Warunki wstępne</text:p>
          </table:table-cell>
          <table:table-cell table:style-name="ce2" office:value-type="string">
            <text:p>Kroki</text:p>
          </table:table-cell>
          <table:table-cell table:style-name="ce2" office:value-type="string">
            <text:p>Oczekiwany rezultat</text:p>
          </table:table-cell>
          <table:table-cell table:style-name="ce2" office:value-type="string">
            <text:p>Rzeczywisty rezultat</text:p>
          </table:table-cell>
          <table:table-cell table:style-name="ce2" office:value-type="string">
            <text:p>Status (Pozytywny / Negatywny / Niewykonany)</text:p>
          </table:table-cell>
          <table:table-cell table:style-name="ce2" office:value-type="string">
            <text:p>Tester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Log_01</text:p>
          </table:table-cell>
          <table:table-cell table:style-name="ce3" office:value-type="string">
            <text:p>Poprawne logowanie do systemu</text:p>
          </table:table-cell>
          <table:table-cell table:style-name="ce3" office:value-type="string">
            <text:p>Weryfikacja możliwości zalogowania się użytkownika do systemu</text:p>
          </table:table-cell>
          <table:table-cell table:style-name="ce3" office:value-type="string">
            <text:p>Użytkownik zarejestrowany w systemie</text:p>
          </table:table-cell>
          <table:table-cell table:style-name="ce3" office:value-type="string">
            <text:p>1. Uruchom system dostępny pod adresem: https://mystore-testlab.coderslab.pl/index.php? </text:p>
            <text:p>2. Kliknij opcję "Sign in"</text:p>
            <text:p>3. Wpisz poprawne dane logowania</text:p>
            <text:p>4. Kliknij przycisk "Sign in"</text:p>
          </table:table-cell>
          <table:table-cell table:style-name="ce3" office:value-type="string">
            <text:p>Użytkownik zalgowany do systemu</text:p>
          </table:table-cell>
          <table:table-cell table:style-name="ce3" office:value-type="string">
            <text:p>Po wpisaniu prawidłowych danych użytkownik zalogował się do systemu.</text:p>
          </table:table-cell>
          <table:table-cell table:style-name="ce6" office:value-type="string">
            <text:p>Pass</text:p>
          </table:table-cell>
          <table:table-cell table:style-name="ce7" office:value-type="string">
            <text:p>MICHAŁ ŁYSIŃSKI</text:p>
          </table:table-cell>
          <table:table-cell table:number-columns-repeated="1015"/>
        </table:table-row>
        <table:table-row table:style-name="ro4">
          <table:table-cell office:value-type="string">
            <text:p>PT_01</text:p>
          </table:table-cell>
          <table:table-cell office:value-type="string">
            <text:p>Poprawne utworzenie workflow: Customers to Target List</text:p>
          </table:table-cell>
          <table:table-cell office:value-type="string">
            <text:p>Weryfikacja poprawności tworzenia workflow: Customers to Targert List</text:p>
          </table:table-cell>
          <table:table-cell office:value-type="string">
            <text:p>Użytkownik jest zalogowany w systemie CRM, a funkcje systemu działają poprawnie.</text:p>
          </table:table-cell>
          <table:table-cell office:value-type="string">
            <text:p>1. Przejdź do modułu "Workflows" poprzez nawigację: ALL -&gt; Workflows.</text:p>
            <text:p>2. Wybierz opcję "Nowy workflow" lub odpowiednią opcję, która pozwoli stworzyć nowy workflow.</text:p>
            <text:p>3. Utwórz workflow o nazwie "Customers to Target List" i skonfiguruj go zgodnie z dokumentacją, aby przenosił klientów do listy docelowej (Target List).</text:p>
            <text:p>4. Zapisz i aktywuj ten workflow.</text:p>
            <text:p>5. Przejdź do modułu, który zawiera klientów (Customers).</text:p>
            <text:p>6. Wybierz jednego z klientów i przypisz go do konkretnej listy docelowej (Target List).</text:p>
            <text:p>7. Sprawdź, czy workflow działa poprawnie, przenosząc klienta do odpowiedniej listy docelowej.</text:p>
          </table:table-cell>
          <table:table-cell office:value-type="string">
            <text:p>Użytkownik poprawnie utworzył workflow: Customers to Targert List.</text:p>
          </table:table-cell>
          <table:table-cell office:value-type="string">
            <text:p>Workflow "Customers to Target List" został poprawnie utworzony.</text:p>
          </table:table-cell>
          <table:table-cell table:number-columns-repeated="1017"/>
        </table:table-row>
        <table:table-row table:style-name="ro5">
          <table:table-cell office:value-type="string">
            <text:p>PT_02</text:p>
          </table:table-cell>
          <table:table-cell office:value-type="string">
            <text:p>Weryfikacja czy workflow: Customers to Target List działa poprawnie</text:p>
          </table:table-cell>
          <table:table-cell office:value-type="string">
            <text:p>Weryfikacja poprawności działania funkcji workflow: Customers to Target List</text:p>
          </table:table-cell>
          <table:table-cell office:value-type="string">
            <text:p>Poprawnie działająca funkcja workflow oraz poprawnie utworzony Follow Customers to Target List</text:p>
          </table:table-cell>
          <table:table-cell office:value-type="string">
            <text:p>Przejdź do modułu "Workflows".</text:p>
            <text:p>Znajdź i otwórz workflow "Customers to Target List".</text:p>
            <text:p>Sprawdź ustawienia workflow, w szczególności reguły i akcje.</text:p>
            <text:p>Przejdź do modułu z klientami (Customers) i wybierz klienta, który spełnia warunki workflow.</text:p>
            <text:p>Upewnij się, że klient został przeniesiony do odpowiedniej listy docelowej (Target List) zgodnie z działaniem workflow.</text:p>
          </table:table-cell>
          <table:table-cell office:value-type="string">
            <text:p>Workflow działa poprawnie, przenosząc klienta do odpowiedniej listy docelowej.</text:p>
          </table:table-cell>
          <table:table-cell office:value-type="string">
            <text:p>Workflow działa poprawnie, przenosząc klienta do odpowiedniej listy docelowej.</text:p>
          </table:table-cell>
          <table:table-cell table:number-columns-repeated="1017"/>
        </table:table-row>
        <table:table-row table:style-name="ro6">
          <table:table-cell office:value-type="string">
            <text:p>PT_03</text:p>
          </table:table-cell>
          <table:table-cell office:value-type="string">
            <text:p>Poprawne utworzenie workflow: Follow Up Web Leads</text:p>
          </table:table-cell>
          <table:table-cell office:value-type="string">
            <text:p>Weryfikacja poprawności tworzenia workflow: Follow Up Web Leads</text:p>
          </table:table-cell>
          <table:table-cell office:value-type="string">
            <text:p>Użytkownik jest zalogowany w systemie CRM, a funkcje systemu działają poprawnie.</text:p>
          </table:table-cell>
          <table:table-cell office:value-type="string">
            <text:p>Przejdź do modułu "Workflows".</text:p>
            <text:p>Utwórz nowy workflow o nazwie "Follow Up Web Leads" i skonfiguruj go zgodnie z dokumentacją, aby monitorować i wykonywać działania pochodzące od potencjalnych klientów z internetu (Web Leads).</text:p>
            <text:p>Zapisz i aktywuj ten workflow.</text:p>
          </table:table-cell>
          <table:table-cell office:value-type="string">
            <text:p>Workflow "Follow Up Web Leads" został poprawnie utworzony.</text:p>
          </table:table-cell>
          <table:table-cell office:value-type="string">
            <text:p>Workflow "Follow Up Web Leads" został poprawnie utworzony.</text:p>
          </table:table-cell>
          <table:table-cell table:number-columns-repeated="1017"/>
        </table:table-row>
        <table:table-row table:style-name="ro7">
          <table:table-cell office:value-type="string">
            <text:p>PT_04</text:p>
          </table:table-cell>
          <table:table-cell office:value-type="string">
            <text:p>Weryfikacja czy workflow: Follow Up Web Leads działa poprawnie</text:p>
          </table:table-cell>
          <table:table-cell office:value-type="string">
            <text:p>Weryfikacja poprawności działania funkcji workflow: Follow Up Web Leads</text:p>
          </table:table-cell>
          <table:table-cell office:value-type="string">
            <text:p>Poprawnie działająca funkcja workflow oraz poprawnie utworzony Follow Up Web Leads</text:p>
          </table:table-cell>
          <table:table-cell office:value-type="string">
            <text:p>Przejdź do modułu "Workflows".</text:p>
            <text:p>Znajdź i otwórz workflow "Follow Up Web Leads".</text:p>
            <text:p>Sprawdź ustawienia workflow, w szczególności reguły i akcje, związane z potencjalnymi klientami z internetu (Web Leads).</text:p>
            <text:p>Przejdź do modułu z potencjalnymi klientami z internetu (Web Leads) lub wygeneruj testowego potencjalnego klienta.</text:p>
            <text:p>Upewnij się, że workflow działa poprawnie, podejmując odpowiednie akcje w zależności od działań potencjalnych klientów z internetu.</text:p>
          </table:table-cell>
          <table:table-cell office:value-type="string">
            <text:p>Workflow "Follow Up Web Leads" działa poprawnie, podejmując odpowiednie akcje.</text:p>
          </table:table-cell>
          <table:table-cell office:value-type="string">
            <text:p>Workflow "Follow Up Web Leads" działa poprawnie, podejmując odpowiednie akcje.</text:p>
          </table:table-cell>
          <table:table-cell table:number-columns-repeated="1017"/>
        </table:table-row>
        <table:table-row table:style-name="ro8" table:number-rows-repeated="1048568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3">03.09.2023</text:date>, <text:time>13:18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meta:initial-creator>TESTAUT</meta:initial-creator>
    <dc:creator>a z</dc:creator>
    <meta:creation-date>2021-12-05T19:05:10Z</meta:creation-date>
    <dc:date>2023-09-03T13:18:10.28</dc:date>
    <meta:editing-duration>PT18H48M53S</meta:editing-duration>
    <meta:editing-cycles>4</meta:editing-cycles>
    <meta:document-statistic meta:table-count="1" meta:cell-count="47" meta:object-count="0"/>
  </office:meta>
</office:document-meta>
</file>